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zxx" fo:country="none" officeooo:rsid="000a33f9" officeooo:paragraph-rsid="000a33f9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zxx" fo:country="none" officeooo:rsid="000a8ec7" officeooo:paragraph-rsid="000a8ec7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zione terza parte</text:p>
      <text:p text:style-name="P1"/>
      <text:list xml:id="list1035771053" text:style-name="L1">
        <text:list-item>
          <text:p text:style-name="P2">La nazionalità del pilota non è più riportata come aggettivo ma come sostantivo (eg: nazionalità italiana -&gt; nazionalità italia)</text:p>
        </text:list-item>
        <text:list-item>
          <text:p text:style-name="P2">Il vincitore di una gara consegue 25 punti (da regolamento F1) [non interessano gli altri posti, ma: 18-15-12-10-8-6-4-2-1, dunque solo i primi 10 ottengono punti, il resto 0.]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1:24.937216376</meta:creation-date>
    <dc:date>2023-12-23T15:51:02.588851987</dc:date>
    <meta:editing-duration>PT6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52" meta:character-count="332" meta:non-whitespace-character-count="285"/>
  </office:meta>
</office:document-meta>
</file>